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2pt" style:font-size-asian="14pt" style:font-size-complex="14pt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cm" svg:height="1.5cm" svg:x="5.5cm" svg:y="3cm" draw:corner-radius="0.5cm">
          <text:p text:style-name="P1"><text:span text:style-name="T1">task_create (func, arg, name, prio, </text:span><text:span text:style-name="T1"><text:line-break/></text:span><text:span text:style-name="T1">stack, stacksz)</text:span></text:p>
        </draw:rect>
        <draw:rect draw:style-name="gr1" draw:text-style-name="P1" draw:layer="layout" svg:width="8cm" svg:height="1.5cm" svg:x="5cm" svg:y="5.5cm">
          <text:p text:style-name="P1"><text:span text:style-name="T1">В начале массива stack выделяется</text:span><text:span text:style-name="T1"><text:line-break/></text:span><text:span text:style-name="T1">место под структуру task_t</text:span></text:p>
        </draw:rect>
        <draw:line draw:style-name="gr2" draw:text-style-name="P2" draw:layer="layout" svg:x1="9cm" svg:y1="4.5cm" svg:x2="9cm" svg:y2="5.5cm">
          <text:p/>
        </draw:line>
        <draw:rect draw:style-name="gr1" draw:text-style-name="P1" draw:layer="layout" svg:width="8cm" svg:height="1.5cm" svg:x="5cm" svg:y="8cm">
          <text:p text:style-name="P1"><text:span text:style-name="T1">Остаток массива используется</text:span><text:span text:style-name="T1"><text:line-break/></text:span><text:span text:style-name="T1">под стек задачи</text:span></text:p>
        </draw:rect>
        <draw:rect draw:style-name="gr1" draw:text-style-name="P1" draw:layer="layout" svg:width="8cm" svg:height="1.5cm" svg:x="5cm" svg:y="10.5cm">
          <text:p text:style-name="P1"><text:span text:style-name="T1">Устанавливаются параметры задачи:</text:span><text:span text:style-name="T1"><text:line-break/></text:span><text:span text:style-name="T1">имя name, приоритет prio</text:span></text:p>
        </draw:rect>
        <draw:rect draw:style-name="gr1" draw:text-style-name="P1" draw:layer="layout" svg:width="8cm" svg:height="1.5cm" svg:x="5cm" svg:y="13cm">
          <text:p text:style-name="P1"><text:span text:style-name="T1">В стеке создаётся фрейм для вызова</text:span><text:span text:style-name="T1"><text:line-break/></text:span><text:span text:style-name="T1">функции func() с аргументом arg</text:span></text:p>
        </draw:rect>
        <draw:rect draw:style-name="gr1" draw:text-style-name="P1" draw:layer="layout" svg:width="8cm" svg:height="1.5cm" svg:x="5cm" svg:y="15.5cm">
          <text:p text:style-name="P1"><text:span text:style-name="T1">Задача добавляется в очередь</text:span><text:span text:style-name="T1"><text:line-break/></text:span><text:span text:style-name="T1">task_active как готовая к выполнению</text:span></text:p>
        </draw:rect>
        <draw:rect draw:style-name="gr1" draw:text-style-name="P1" draw:layer="layout" svg:width="2cm" svg:height="1cm" svg:x="8cm" svg:y="18cm" draw:corner-radius="0.5cm">
          <text:p text:style-name="P1"><text:span text:style-name="T1">Готово</text:span></text:p>
        </draw:rect>
        <draw:line draw:style-name="gr2" draw:text-style-name="P2" draw:layer="layout" svg:x1="9cm" svg:y1="7cm" svg:x2="9cm" svg:y2="8cm">
          <text:p/>
        </draw:line>
        <draw:line draw:style-name="gr2" draw:text-style-name="P2" draw:layer="layout" svg:x1="9cm" svg:y1="9.5cm" svg:x2="9cm" svg:y2="10.5cm">
          <text:p/>
        </draw:line>
        <draw:line draw:style-name="gr2" draw:text-style-name="P2" draw:layer="layout" svg:x1="9cm" svg:y1="12cm" svg:x2="9cm" svg:y2="13cm">
          <text:p/>
        </draw:line>
        <draw:line draw:style-name="gr2" draw:text-style-name="P2" draw:layer="layout" svg:x1="9cm" svg:y1="14.5cm" svg:x2="9cm" svg:y2="15.5cm">
          <text:p/>
        </draw:line>
        <draw:line draw:style-name="gr2" draw:text-style-name="P2" draw:layer="layout" svg:x1="9cm" svg:y1="17cm" svg:x2="9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Regular" style:font-family-generic="roman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7T19:37:27</meta:creation-date>
    <meta:editing-cycles>3</meta:editing-cycles>
    <meta:editing-duration>PT00H26M39S</meta:editing-duration>
    <dc:date>2009-08-07T20:04:02</dc:date>
    <meta:generator>OpenOffice.org/3.1$Unix OpenOffice.org_project/310m11$Build-9399</meta:generator>
    <meta:document-statistic meta:object-count="13"/>
  </office:meta>
</office:document-meta>
</file>